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06cm" fo:min-width="3.806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06cm" fo:min-width="4.906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06cm" fo:min-width="2.406cm" fo:padding-top="0.175cm" fo:padding-bottom="0.175cm" fo:padding-left="0.3cm" fo:padding-right="0.3cm"/>
      <style:paragraph-properties style:writing-mode="lr-tb"/>
    </style:style>
    <style:style style:name="gr4" style:family="graphic" style:parent-style-name="objectwithoutfill">
      <style:graphic-properties svg:stroke-width="0.1cm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06cm" fo:min-width="3.906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dash" draw:stroke-dash="Long_20_Dash_20__28_Rounded_29_" svg:stroke-width="0.1cm" draw:marker-start="Extrémités_20_de_20_flèche_20_2" draw:marker-start-width="0.45cm" draw:marker-end="Extrémités_20_de_20_flèche_20_3" draw:marker-end-width="0.45cm" svg:stroke-linecap="round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5983b0" draw:marker-start-width="0.35cm" draw:marker-end="Extrémités_20_de_20_flèche_20_1" draw:marker-end-width="0.45cm" draw:fill="none" draw:fill-color="#3465a4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color="#5983b0" draw:fill="none" draw:textarea-vertical-align="middle"/>
    </style:style>
    <style:style style:name="gr9" style:family="graphic" style:parent-style-name="objectwithoutfill">
      <style:graphic-properties svg:stroke-width="0.1cm" svg:stroke-color="#784b04" draw:marker-start-width="0.35cm" draw:marker-end="Extrémités_20_de_20_flèche_20_1" draw:marker-end-width="0.45cm" draw:fill="none" draw:fill-color="#3465a4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color="#784b04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3465a4"/>
      <style:paragraph-properties fo:text-align="center"/>
    </style:style>
    <style:style style:name="P6" style:family="paragraph">
      <loext:graphic-properties draw:fill="none" draw:fill-color="#3465a4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65cm" svg:height="2.5cm" svg:x="7.9cm" svg:y="5.65cm">
          <text:p text:style-name="P1">Grass biomass</text:p>
          <text:p text:style-name="P1">(t.ha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.1cm" svg:y="9.45cm">
          <text:p text:style-name="P1">Mean precipitation</text:p>
          <text:p text:style-name="P1">(mm.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25cm" svg:height="2.5cm" svg:x="2.25cm" svg:y="2.1cm">
          <text:p text:style-name="P1">rh98</text:p>
          <text:p text:style-name="P1">(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3.55cm" svg:y="9.35cm">
          <text:p text:style-name="P1">Canopy cover</text:p>
          <text:p text:style-name="P1">( %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3.75cm" svg:y="2.1cm">
          <text:p text:style-name="P1">Fire frequency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6.75cm" svg:y1="9.4cm" svg:x2="8cm" svg:y2="8.25cm">
          <text:p/>
        </draw:line>
        <draw:line draw:style-name="gr4" draw:text-style-name="P3" draw:layer="layout" svg:x1="7cm" svg:y1="10.8cm" svg:x2="13.5cm" svg:y2="10.75cm">
          <text:p/>
        </draw:line>
        <draw:line draw:style-name="gr4" draw:text-style-name="P3" draw:layer="layout" svg:x1="13.525cm" svg:y1="9.425cm" svg:x2="12.5cm" svg:y2="8.25cm">
          <text:p/>
        </draw:line>
        <draw:line draw:style-name="gr4" draw:text-style-name="P3" draw:layer="layout" svg:x1="13.65cm" svg:y1="3.4cm" svg:x2="5.65cm" svg:y2="3.4cm">
          <text:p/>
        </draw:line>
        <draw:line draw:style-name="gr4" draw:text-style-name="P3" draw:layer="layout" svg:x1="16.5cm" svg:y1="4.7cm" svg:x2="16.5cm" svg:y2="9.25cm">
          <text:p/>
        </draw:line>
        <draw:line draw:style-name="gr4" draw:text-style-name="P3" draw:layer="layout" svg:x1="3.85cm" svg:y1="9.25cm" svg:x2="3.85cm" svg:y2="4.75cm">
          <text:p/>
        </draw:line>
        <draw:line draw:style-name="gr4" draw:text-style-name="P3" draw:layer="layout" svg:x1="12.5cm" svg:y1="5.75cm" svg:x2="13.75cm" svg:y2="4.6cm">
          <text:p/>
        </draw:line>
      </draw:page>
      <draw:page draw:name="page2" draw:style-name="dp1" draw:master-page-name="Standard">
        <draw:custom-shape draw:style-name="gr1" draw:text-style-name="P2" draw:layer="layout" svg:width="4.65cm" svg:height="2.5cm" svg:x="7.9cm" svg:y="5.65cm">
          <text:p text:style-name="P1">Grass biomass</text:p>
          <text:p text:style-name="P1">(t.ha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.5cm" svg:y="13.5cm">
          <text:p text:style-name="P1">Mean precipitation</text:p>
          <text:p text:style-name="P1">(mm.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4.05cm" svg:y="13.65cm">
          <text:p text:style-name="P1">Canopy cover</text:p>
          <text:p text:style-name="P1">( %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3.75cm" svg:y="2.25cm">
          <text:p text:style-name="P1">Fire frequency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4.5cm" svg:y1="13.25cm" svg:x2="8cm" svg:y2="8.25cm">
          <text:p/>
        </draw:line>
        <draw:line draw:style-name="gr4" draw:text-style-name="P3" draw:layer="layout" svg:x1="12.5cm" svg:y1="5.85cm" svg:x2="13.75cm" svg:y2="4.7cm">
          <text:p/>
        </draw:line>
        <draw:custom-shape draw:style-name="gr2" draw:text-style-name="P2" draw:layer="layout" svg:width="5.75cm" svg:height="2.5cm" svg:x="13.75cm" svg:y="2.25cm">
          <text:p text:style-name="P1">Fire frequency</text:p>
          <text:p text:style-name="P1">estimation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75cm" svg:height="2.5cm" svg:x="14.5cm" svg:y="9.35cm">
          <text:p text:style-name="P1">Forest effect</text:p>
          <text:p text:style-name="P1">(no dimens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7.5cm" svg:y1="13.5cm" svg:x2="14.2cm" svg:y2="10.65cm">
          <text:p/>
        </draw:line>
        <draw:line draw:style-name="gr4" draw:text-style-name="P3" draw:layer="layout" svg:x1="16.95cm" svg:y1="13.5cm" svg:x2="16.95cm" svg:y2="12cm">
          <text:p/>
        </draw:line>
        <draw:line draw:style-name="gr4" draw:text-style-name="P3" draw:layer="layout" svg:x1="14.4cm" svg:y1="9.4cm" svg:x2="12.55cm" svg:y2="8.05cm">
          <text:p/>
        </draw:line>
        <draw:line draw:style-name="gr6" draw:text-style-name="P4" draw:layer="layout" svg:x1="13.25cm" svg:y1="3.45cm" svg:x2="10cm" svg:y2="3.45cm">
          <text:p/>
        </draw:line>
      </draw:page>
      <draw:page draw:name="page3" draw:style-name="dp1" draw:master-page-name="Standard">
        <draw:custom-shape draw:style-name="gr1" draw:text-style-name="P2" draw:layer="layout" svg:width="4.65cm" svg:height="2.5cm" svg:x="7.9cm" svg:y="5.65cm">
          <text:p text:style-name="P1">Grass biomass</text:p>
          <text:p text:style-name="P1">(t.ha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.5cm" svg:y="13.5cm">
          <text:p text:style-name="P1">Mean precipitation</text:p>
          <text:p text:style-name="P1">(mm.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4.05cm" svg:y="13.65cm">
          <text:p text:style-name="P1">Canopy cover</text:p>
          <text:p text:style-name="P1">( %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3.75cm" svg:y="2.25cm">
          <text:p text:style-name="P1">Fire frequency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4.5cm" svg:y1="13.25cm" svg:x2="8cm" svg:y2="8.25cm">
          <text:p/>
        </draw:line>
        <draw:line draw:style-name="gr4" draw:text-style-name="P3" draw:layer="layout" svg:x1="12.5cm" svg:y1="5.85cm" svg:x2="13.75cm" svg:y2="4.7cm">
          <text:p/>
        </draw:line>
        <draw:custom-shape draw:style-name="gr2" draw:text-style-name="P2" draw:layer="layout" svg:width="5.75cm" svg:height="2.5cm" svg:x="13.75cm" svg:y="2.25cm">
          <text:p text:style-name="P1">Fire frequency</text:p>
          <text:p text:style-name="P1">estimation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75cm" svg:height="2.5cm" svg:x="14.5cm" svg:y="9.35cm">
          <text:p text:style-name="P1">Forest effect</text:p>
          <text:p text:style-name="P1">(no dimens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7.5cm" svg:y1="13.5cm" svg:x2="14.2cm" svg:y2="10.65cm">
          <text:p/>
        </draw:line>
        <draw:line draw:style-name="gr4" draw:text-style-name="P3" draw:layer="layout" svg:x1="16.95cm" svg:y1="13.5cm" svg:x2="16.95cm" svg:y2="12cm">
          <text:p/>
        </draw:line>
        <draw:line draw:style-name="gr4" draw:text-style-name="P3" draw:layer="layout" svg:x1="14.4cm" svg:y1="9.4cm" svg:x2="12.55cm" svg:y2="8.05cm">
          <text:p/>
        </draw:line>
        <draw:line draw:style-name="gr6" draw:text-style-name="P4" draw:layer="layout" svg:x1="13.25cm" svg:y1="3.45cm" svg:x2="10cm" svg:y2="3.45cm">
          <text:p/>
        </draw:line>
        <draw:line draw:style-name="gr7" draw:text-style-name="P5" draw:layer="layout" svg:x1="7.55cm" svg:y1="14.85cm" svg:x2="13.75cm" svg:y2="14.75cm">
          <text:p/>
        </draw:line>
        <draw:line draw:style-name="gr7" draw:text-style-name="P6" draw:layer="layout" svg:x1="4.25cm" svg:y1="13.15cm" svg:x2="4.3cm" svg:y2="5.15cm">
          <text:p/>
        </draw:line>
        <draw:line draw:style-name="gr7" draw:text-style-name="P6" draw:layer="layout" svg:x1="16.95cm" svg:y1="17.1cm" svg:x2="16.95cm" svg:y2="16.25cm">
          <text:p/>
        </draw:line>
        <draw:line draw:style-name="gr8" draw:text-style-name="P3" draw:layer="layout" svg:x1="17cm" svg:y1="17.05cm" svg:x2="1.25cm" svg:y2="17.05cm">
          <text:p/>
        </draw:line>
        <draw:line draw:style-name="gr8" draw:text-style-name="P3" draw:layer="layout" svg:x1="1.25cm" svg:y1="3.25cm" svg:x2="1.25cm" svg:y2="17.1cm">
          <text:p/>
        </draw:line>
        <draw:line draw:style-name="gr8" draw:text-style-name="P3" draw:layer="layout" svg:x1="3.5cm" svg:y1="3.3cm" svg:x2="1.25cm" svg:y2="3.3cm">
          <text:p/>
        </draw:line>
      </draw:page>
      <draw:page draw:name="page4" draw:style-name="dp1" draw:master-page-name="Standard">
        <draw:custom-shape draw:style-name="gr1" draw:text-style-name="P2" draw:layer="layout" svg:width="4.65cm" svg:height="2.5cm" svg:x="7.9cm" svg:y="5.65cm">
          <text:p text:style-name="P1">Grass biomass</text:p>
          <text:p text:style-name="P1">(t.ha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.5cm" svg:y="13.5cm">
          <text:p text:style-name="P1">Mean precipitation</text:p>
          <text:p text:style-name="P1">(mm.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14.05cm" svg:y="13.65cm">
          <text:p text:style-name="P1">Fo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5cm" svg:height="2.5cm" svg:x="3.75cm" svg:y="2.25cm">
          <text:p text:style-name="P1">Fire frequency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4.5cm" svg:y1="13.25cm" svg:x2="8cm" svg:y2="8.25cm">
          <text:p/>
        </draw:line>
        <draw:line draw:style-name="gr4" draw:text-style-name="P3" draw:layer="layout" svg:x1="12.5cm" svg:y1="5.85cm" svg:x2="13.75cm" svg:y2="4.7cm">
          <text:p/>
        </draw:line>
        <draw:custom-shape draw:style-name="gr2" draw:text-style-name="P2" draw:layer="layout" svg:width="5.75cm" svg:height="2.5cm" svg:x="13.75cm" svg:y="2.25cm">
          <text:p text:style-name="P1">Fire frequency</text:p>
          <text:p text:style-name="P1">estimation</text:p>
          <text:p text:style-name="P1">(yr-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75cm" svg:height="2.5cm" svg:x="14.5cm" svg:y="9.35cm">
          <text:p text:style-name="P1">Forest effect</text:p>
          <text:p text:style-name="P1">(no dimens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7.5cm" svg:y1="13.5cm" svg:x2="14.2cm" svg:y2="10.65cm">
          <text:p/>
        </draw:line>
        <draw:line draw:style-name="gr4" draw:text-style-name="P3" draw:layer="layout" svg:x1="16.95cm" svg:y1="13.5cm" svg:x2="16.95cm" svg:y2="12cm">
          <text:p/>
        </draw:line>
        <draw:line draw:style-name="gr4" draw:text-style-name="P3" draw:layer="layout" svg:x1="14.4cm" svg:y1="9.4cm" svg:x2="12.55cm" svg:y2="8.05cm">
          <text:p/>
        </draw:line>
        <draw:line draw:style-name="gr6" draw:text-style-name="P4" draw:layer="layout" svg:x1="13.25cm" svg:y1="3.45cm" svg:x2="10cm" svg:y2="3.45cm">
          <text:p/>
        </draw:line>
        <draw:line draw:style-name="gr7" draw:text-style-name="P5" draw:layer="layout" svg:x1="7.55cm" svg:y1="14.85cm" svg:x2="13.75cm" svg:y2="14.75cm">
          <text:p/>
        </draw:line>
        <draw:line draw:style-name="gr7" draw:text-style-name="P6" draw:layer="layout" svg:x1="4.25cm" svg:y1="13.15cm" svg:x2="4.3cm" svg:y2="5.15cm">
          <text:p/>
        </draw:line>
        <draw:line draw:style-name="gr9" draw:text-style-name="P6" draw:layer="layout" svg:x1="16.95cm" svg:y1="17.1cm" svg:x2="16.95cm" svg:y2="16.25cm">
          <text:p/>
        </draw:line>
        <draw:line draw:style-name="gr10" draw:text-style-name="P3" draw:layer="layout" svg:x1="17cm" svg:y1="17.05cm" svg:x2="1.25cm" svg:y2="17.05cm">
          <text:p/>
        </draw:line>
        <draw:line draw:style-name="gr10" draw:text-style-name="P3" draw:layer="layout" svg:x1="1.25cm" svg:y1="3.25cm" svg:x2="1.25cm" svg:y2="17.1cm">
          <text:p/>
        </draw:line>
        <draw:line draw:style-name="gr10" draw:text-style-name="P3" draw:layer="layout" svg:x1="3.5cm" svg:y1="3.3cm" svg:x2="1.25cm" svg:y2="3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style-name="Norm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draw:marker-start-width="0.35cm" draw:marker-end-width="0.35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3T17:09:40.468408031</meta:creation-date>
    <meta:generator>LibreOffice/7.3.7.2$Linux_X86_64 LibreOffice_project/30$Build-2</meta:generator>
    <dc:date>2024-05-23T17:24:38.318424250</dc:date>
    <meta:editing-duration>PT13M3S</meta:editing-duration>
    <meta:editing-cycles>4</meta:editing-cycles>
    <meta:document-statistic meta:object-count="60"/>
  </office:meta>
</office:document-meta>
</file>